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mbriaMath" svg:font-family="CambriaMath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NewRomanPS" svg:font-family="TimesNewRomanPS"/>
    <style:font-face style:name="TimesNewRomanPSMT" svg:font-family="TimesNewRomanPSMT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Text_20_body">
      <style:text-properties style:font-name="TimesNewRomanPSMT" fo:font-size="12pt"/>
    </style:style>
    <style:style style:name="P3" style:family="paragraph" style:parent-style-name="Text_20_body">
      <style:paragraph-properties fo:text-align="center" style:justify-single-word="false"/>
      <style:text-properties style:font-name="TimesNewRomanPSMT" fo:font-size="12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TimesNewRomanPSMT" fo:font-size="12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TimesNewRomanPSMT" fo:font-size="12pt" officeooo:paragraph-rsid="000c6f65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TimesNewRomanPSMT" fo:font-size="12pt" officeooo:rsid="0009d7a0" officeooo:paragraph-rsid="0009d7a0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NewRomanPSMT" fo:font-size="12pt" officeooo:rsid="0009d7a0" officeooo:paragraph-rsid="0009d7a0" fo:background-color="#ffff00"/>
    </style:style>
    <style:style style:name="P8" style:family="paragraph" style:parent-style-name="Text_20_body">
      <style:paragraph-properties fo:text-align="justify" style:justify-single-word="false"/>
      <style:text-properties style:font-name="TimesNewRomanPSMT" fo:font-size="11pt"/>
    </style:style>
    <style:style style:name="P9" style:family="paragraph" style:parent-style-name="Text_20_body">
      <style:text-properties style:font-name="TimesNewRomanPS" fo:font-size="11pt" fo:font-weight="bold"/>
    </style:style>
    <style:style style:name="P10" style:family="paragraph" style:parent-style-name="Text_20_body">
      <style:text-properties style:font-name="TimesNewRomanPS" fo:font-size="12pt" fo:font-weight="bold"/>
    </style:style>
    <style:style style:name="P11" style:family="paragraph" style:parent-style-name="Text_20_body">
      <style:text-properties style:font-name="TimesNewRomanPS" fo:font-size="12pt" fo:font-weight="bold" officeooo:paragraph-rsid="000c6f65"/>
    </style:style>
    <style:style style:name="P12" style:family="paragraph" style:parent-style-name="Text_20_body">
      <style:text-properties style:font-name="TimesNewRomanPS" fo:font-size="12pt" fo:font-weight="normal" fo:background-color="#ffff00" style:font-weight-asian="normal" style:font-weight-complex="normal"/>
    </style:style>
    <style:style style:name="P13" style:family="paragraph" style:parent-style-name="Text_20_body">
      <style:text-properties style:font-name="TimesNewRomanPS" fo:font-size="12pt" fo:font-weight="normal" officeooo:paragraph-rsid="000c6f65" fo:background-color="#ffff00" style:font-weight-asian="normal" style:font-weight-complex="normal"/>
    </style:style>
    <style:style style:name="P14" style:family="paragraph" style:parent-style-name="Text_20_body">
      <style:text-properties fo:color="#333333" loext:opacity="100%" style:font-name="TimesNewRomanPSMT" fo:font-size="12pt"/>
    </style:style>
    <style:style style:name="P15" style:family="paragraph" style:parent-style-name="Text_20_body">
      <style:paragraph-properties fo:text-align="center" style:justify-single-word="false"/>
      <style:text-properties officeooo:paragraph-rsid="00070a49"/>
    </style:style>
    <style:style style:name="P16" style:family="paragraph" style:parent-style-name="Text_20_body">
      <style:paragraph-properties fo:line-height="150%" fo:text-align="justify" style:justify-single-word="false"/>
    </style:style>
    <style:style style:name="P17" style:family="paragraph" style:parent-style-name="Text_20_body">
      <style:text-properties officeooo:rsid="0009d7a0" officeooo:paragraph-rsid="0009d7a0"/>
    </style:style>
    <style:style style:name="P18" style:family="paragraph" style:parent-style-name="Text_20_body">
      <style:text-properties style:font-name="TimesNewRomanPS" fo:font-size="14pt" fo:font-weight="bold"/>
    </style:style>
    <style:style style:name="P19" style:family="paragraph" style:parent-style-name="Text_20_body">
      <style:paragraph-properties fo:text-align="center" style:justify-single-word="false"/>
      <style:text-properties style:font-name="TimesNewRomanPS" fo:font-size="12pt" fo:font-weight="bold" officeooo:paragraph-rsid="00070a49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NewRomanPSMT" fo:font-size="12pt" fo:font-weight="bold" officeooo:rsid="0009d7a0" officeooo:paragraph-rsid="0009d7a0" style:font-weight-asian="bold" style:font-weight-complex="bold"/>
    </style:style>
    <style:style style:name="P21" style:family="paragraph" style:parent-style-name="Text_20_body">
      <style:text-properties style:font-name="TimesNewRomanPSMT" fo:font-size="12pt" fo:font-weight="bold" officeooo:rsid="0009d7a0" officeooo:paragraph-rsid="0009d7a0" style:font-weight-asian="bold" style:font-weight-complex="bold"/>
    </style:style>
    <style:style style:name="P22" style:family="paragraph" style:parent-style-name="Text_20_body">
      <style:text-properties style:font-name="TimesNewRomanPSMT" fo:font-size="12pt" fo:font-weight="normal" fo:background-color="transparent" style:font-weight-asian="normal" style:font-weight-complex="normal"/>
    </style:style>
    <style:style style:name="P23" style:family="paragraph" style:parent-style-name="Text_20_body">
      <style:text-properties style:font-name="TimesNewRomanPSMT" fo:font-size="12pt" officeooo:rsid="0009d7a0" officeooo:paragraph-rsid="0009d7a0" fo:background-color="#ffff00"/>
    </style:style>
    <style:style style:name="P24" style:family="paragraph" style:parent-style-name="Text_20_body">
      <style:text-properties style:font-name="TimesNewRomanPSMT" fo:font-size="12pt" officeooo:rsid="0009d7a0" officeooo:paragraph-rsid="0009d7a0"/>
    </style:style>
    <style:style style:name="P25" style:family="paragraph" style:parent-style-name="Text_20_body">
      <style:paragraph-properties fo:text-align="center" style:justify-single-word="false"/>
      <style:text-properties officeooo:paragraph-rsid="000e63fc"/>
    </style:style>
    <style:style style:name="T1" style:family="text">
      <style:text-properties style:font-name="TimesNewRomanPS" fo:font-size="14pt" fo:font-weight="bold"/>
    </style:style>
    <style:style style:name="T2" style:family="text">
      <style:text-properties style:font-name="TimesNewRomanPS" fo:font-size="14pt" fo:font-weight="bold" officeooo:rsid="00070a49"/>
    </style:style>
    <style:style style:name="T3" style:family="text">
      <style:text-properties style:font-name="TimesNewRomanPS" fo:font-size="12pt" fo:font-weight="bold"/>
    </style:style>
    <style:style style:name="T4" style:family="text">
      <style:text-properties style:font-name="TimesNewRomanPS" fo:font-size="12pt" fo:font-style="italic"/>
    </style:style>
    <style:style style:name="T5" style:family="text">
      <style:text-properties style:font-name="TimesNewRomanPS"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font-name="TimesNewRomanPSMT" fo:font-size="12pt"/>
    </style:style>
    <style:style style:name="T7" style:family="text">
      <style:text-properties style:font-name="TimesNewRomanPSMT" fo:font-size="12pt" officeooo:rsid="00087784"/>
    </style:style>
    <style:style style:name="T8" style:family="text">
      <style:text-properties style:font-name="TimesNewRomanPSMT" fo:font-size="12pt" fo:background-color="#ffff00" loext:char-shading-value="0"/>
    </style:style>
    <style:style style:name="T9" style:family="text">
      <style:text-properties style:font-name="TimesNewRomanPSMT" fo:font-size="12pt" fo:font-weight="bold" style:font-weight-asian="bold" style:font-weight-complex="bold"/>
    </style:style>
    <style:style style:name="T10" style:family="text">
      <style:text-properties style:font-name="TimesNewRomanPSMT" fo:font-size="12pt" fo:font-weight="bold" officeooo:rsid="000c6f65" style:font-weight-asian="bold" style:font-weight-complex="bold"/>
    </style:style>
    <style:style style:name="T11" style:family="text">
      <style:text-properties style:font-name="CambriaMath" fo:font-size="12pt"/>
    </style:style>
    <style:style style:name="T12" style:family="text">
      <style:text-properties style:font-name="CambriaMath" fo:font-size="9pt"/>
    </style:style>
    <style:style style:name="T13" style:family="text">
      <style:text-properties fo:color="#333333" loext:opacity="100%"/>
    </style:style>
    <style:style style:name="T14" style:family="text">
      <style:text-properties fo:color="#333333" loext:opacity="100%" style:font-name="TimesNewRomanPSMT" fo:font-size="12pt"/>
    </style:style>
    <style:style style:name="T15" style:family="text">
      <style:text-properties fo:color="#333333" loext:opacity="100%" style:font-name="TimesNewRomanPSMT" fo:font-size="12pt" fo:background-color="#ffffff" loext:char-shading-value="0"/>
    </style:style>
    <style:style style:name="T16" style:family="text">
      <style:text-properties fo:color="#333333" loext:opacity="100%" style:font-name="TimesNewRomanPSMT" fo:font-size="9pt"/>
    </style:style>
    <style:style style:name="T17" style:family="text">
      <style:text-properties fo:color="#333333" loext:opacity="100%" style:font-name="TimesNewRomanPSMT" fo:font-size="9pt" fo:background-color="#ffffff" loext:char-shading-value="0"/>
    </style:style>
    <style:style style:name="T18" style:family="text">
      <style:text-properties fo:color="#333333" loext:opacity="100%" style:font-name="CambriaMath" fo:font-size="9pt"/>
    </style:style>
    <style:style style:name="T19" style:family="text">
      <style:text-properties fo:color="#333333" loext:opacity="100%" style:font-name="CambriaMath" fo:font-size="10pt"/>
    </style:style>
    <style:style style:name="T20" style:family="text">
      <style:text-properties fo:color="#333333" loext:opacity="100%" style:font-name="CambriaMath" fo:font-size="12pt"/>
    </style:style>
    <style:style style:name="T21" style:family="text">
      <style:text-properties fo:color="#333333" loext:opacity="100%" style:font-name="TimesNewRomanPS" fo:font-size="12pt" fo:font-style="italic"/>
    </style:style>
    <style:style style:name="T22" style:family="text">
      <style:text-properties fo:color="#0260bf" loext:opacity="100%" style:font-name="TimesNewRomanPSMT" fo:font-size="12pt"/>
    </style:style>
    <style:style style:name="T23" style:family="text">
      <style:text-properties fo:color="#211e1e" loext:opacity="100%" style:font-name="TimesNewRomanPSMT" fo:font-size="12pt"/>
    </style:style>
    <style:style style:name="T24" style:family="text">
      <style:text-properties fo:color="#211e1e" loext:opacity="100%" style:font-name="TimesNewRomanPS" fo:font-size="12pt" fo:font-style="italic"/>
    </style:style>
    <style:style style:name="T25" style:family="text">
      <style:text-properties fo:font-weight="normal" fo:background-color="#ffff00" loext:char-shading-value="0" style:font-weight-asian="normal" style:font-weight-complex="normal"/>
    </style:style>
    <style:style style:name="T26" style:family="text">
      <style:text-properties officeooo:rsid="00083a50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0e63fc" fo:background-color="#ffff00" loext:char-shading-value="0"/>
    </style:style>
    <style:style style:name="T29" style:family="text">
      <style:text-properties officeooo:rsid="00087784"/>
    </style:style>
    <style:style style:name="T30" style:family="text">
      <style:text-properties officeooo:rsid="0009d7a0"/>
    </style:style>
    <style:style style:name="T31" style:family="text">
      <style:text-properties officeooo:rsid="000e63fc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0e63fc" fo:background-color="transparent" loext:char-shading-value="0"/>
    </style:style>
    <style:style style:name="T34" style:family="text">
      <style:text-properties officeooo:rsid="000e63fc" fo:background-color="transparent" loext:char-shading-value="0"/>
    </style:style>
    <style:style style:name="T35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8"/>
      <text:p text:style-name="P25"><text:span text:style-name="T5">PROJETANDO VENDAS DE ÓLEO DIESEL NO RIO GRANDE DO SUL</text:span></text:p>
      <text:p text:style-name="P25"><text:span text:style-name="T1"><text:s/></text:span></text:p>
      <text:p text:style-name="P15"><text:span text:style-name="T2">00290240 - </text:span><text:span text:style-name="T3">Matheus Vizzotto dos Santos </text:span></text:p>
      <text:p text:style-name="P19"/>
      <text:p text:style-name="P3">Universidade Federal do Rio Grande do Sul </text:p>
      <text:p text:style-name="P3"/>
      <text:p text:style-name="P9">RESUMO </text:p>
      <text:p text:style-name="P8">A venda de óleo diesel no Rio Grande do Sul tem representado um importante componente da economia tanto no setor industrial quanto no agrícola. <text:span text:style-name="T26">Em ambos</text:span> a comercialização do derivado de petróleo tem como um dos principais destinos o abastecimento de caminhões de transporte para equipamentos, matérias primas e produtos agropecuários, além de servir como insumo para as máquinas agrícolas na colheita e no plantio. Com o objetivo de estimar as vendas mensais de óleo diesel no estado em 202<text:span text:style-name="T26">2</text:span>, este trabalho procura atestar a validade dos componentes da série temporal em questão. <text:span text:style-name="T26">Utilizando as metodologias de regressão simples, de Box &amp; Jenkins e de alisamento exponencial, </text:span><text:span text:style-name="T31">apurou</text:span><text:span text:style-name="T26">-se o melhor modelo para fazê-lo</text:span>: <text:span text:style-name="T35">chegando à projeção de 3,</text:span><text:span text:style-name="T34">86</text:span><text:span text:style-name="T35"> bilhões de litros de óleo diesel vendidos no período de estimativa, o estado tende a apresentar uma queda de 600 mil litros vendidos em relação ao ano anterior. </text:span></text:p>
      <text:p text:style-name="P11">1. INTRODUÇÃO</text:p>
      <text:p text:style-name="P13"><text:s/>A introdução deve começar com uma contextualização do problema de pesquisa, apresentar o problema de pesquisa (pergunta a ser respondida pelo artigo), o objetivo (responder a pergunta), como atingir o objetivo (metodologia: uma das técnicas aprendidas no curso) e a organização do artigo (parágrafo final) em seções, nesta ordem.</text:p>
      <text:p text:style-name="P5"/>
      <text:p text:style-name="P5">O óleo diesel é um dos insumos mais representativos para a atuação nos setores da indústria, da agricultura e da pecuária no que diz respeito ao transporte. Em 1990, a comercialização em nível nacional foi de 27,2 bilhões de litros, chegando a 57,4 bilhões em 2020 com um máximo histórico de 60 bilhões em 2014. </text:p>
      <text:p text:style-name="P16"><text:span text:style-name="T7">Com um </text:span><text:span text:style-name="T6">crescimento de 110,8% entre 1990 e 2020, torna-se relevante a estimativa das vendas de combustíveis tanto para avaliações setoriais quanto para projeções de empresas, que podem basear a evolução de suas vendas no </text:span><text:span text:style-name="T4">market share </text:span><text:span text:style-name="T6">corrente. No entanto, estando intimamente ligada ao segmento agrícola da economia, é preciso notar que a venda de óleo diesel será influenciada pelos ciclos naturais das principais culturas do estado: soja, milho e trigo. A primeira e a segunda terão </text:span><text:soft-page-break/><text:span text:style-name="T6">suas colheitas no primeiro semestre do ano, concentrando- se nos meses de fevereiro a abril; a terceira, no segundo semestre do ano, com foco entre setembro e novembro. Além disso, o plantio da soja e do milho também ocorrem no final do ano (entre outubro e dezembro). É razoável levar em conta, pois, que a venda do combustível sofrerá efeitos de sazonalidade nesses períodos e que precisam ser levados em conta na projeção mensal de sua comercialização. Sendo também relacionada ao nível de atividade econômica da região (especialmente ao PIB), a série histórica da comercialização de óleo diesel apresenta tendência significativa </text:span>– <text:span text:style-name="T6">outro componente que necessita de tratamento para a projeção de vendas. Ambos estes aspectos da série temporal devem receber atenção, uma vez que afetam a análise de autocorrelação e de autocorrelação parcial e podem levar a estimativas mensais errôneas. </text:span></text:p>
      <text:p text:style-name="P4">O objetivo deste estudo é contribuir para a elaboração de modelos de séries temporais que projetem vendas de óleo diesel no Rio Grande do Sul com base nos dados <text:span text:style-name="T29">disponíveis </text:span>de 1990 a 202<text:span text:style-name="T29">1</text:span>. Fazendo-o, é possível auxiliar o setor de forma agregada ou ao nível da firma na sua organização interna. </text:p>
      <text:p text:style-name="P4"/>
      <text:p text:style-name="P20">2. REVISÃO DE LITERATURA</text:p>
      <text:p text:style-name="P7">Uma seção com a revisão de literatura que servirá para justificar e determinar o problema de pesquisa, o modelo (equação) a ser utilizado, o método de estimação, assim como, apresentar os resultados de estudos similares ao que você está fazendo.</text:p>
      <text:p text:style-name="P6"/>
      <text:p text:style-name="P10"><text:span text:style-name="T30">3</text:span>. METODOLOGIA</text:p>
      <text:p text:style-name="P12">Uma seção com a revisão de literatura que servirá para justificar e determinar o problema de pesquisa, o modelo (equação) a ser utilizado, o método de estimação, assim como, apresentar os resultados de estudos similares ao que você está fazendo.</text:p>
      <text:p text:style-name="P4"/>
      <text:p text:style-name="P4">Para verificar a influência dos ciclos da soja, do milho e do trigo na sazonalidade das vendas de óleo diesel, foi estimada uma regressão linear entre a área plantada total e as vendas do combustível por município. Dada a distribuição assimétrica dessas variáveis, como mostra a figura 1, efetuou-se uma transformação logarítmica em ambas, de modo a evitar distorções da média nas estatísticas de teste. Também foi considerado outlier o município de Canoas, uma vez que é a região com maior volume de vendas de óleo diesel em decorrência de ser a sede da Refinaria Alberto Pasqualini. A <text:span text:style-name="T27">equação utilizada para estimar a relação foi, então, esta</text:span>: </text:p>
      <text:p text:style-name="P4">A análise da série temporal com o modelo SARIMA busca prever seu comportamento com base </text:p>
      <text:p text:style-name="P4"><text:soft-page-break/>na existência de efeitos sazonais frequentes que interferem nas oscilações do observado. Seja </text:p>
      <text:p text:style-name="P16"><text:span text:style-name="T6">uma série temporal </text:span>𝑌 <text:span text:style-name="T11">= (𝑌 𝑌 ,...,𝑌 )</text:span><text:span text:style-name="T6">, em que </text:span><text:span text:style-name="T4">n </text:span><text:span text:style-name="T6">é o termo mais recente dos dados. Um modelo</text:span></text:p>
      <text:p text:style-name="P16"><text:span text:style-name="T6">ARIMA de sazonalidade é denotado por SARIMA </text:span><text:span text:style-name="T11">(p, d, q)(P, D, Q)</text:span>𝑠<text:span text:style-name="T6">, onde </text:span><text:span text:style-name="T4">p </text:span><text:span text:style-name="T6">é a ordem do processo AR; </text:span><text:span text:style-name="T4">d</text:span><text:span text:style-name="T6">, o número de diferenciações da série; </text:span><text:span text:style-name="T4">q</text:span><text:span text:style-name="T6">, a ordem do processo MA; </text:span><text:span text:style-name="T4">P</text:span><text:span text:style-name="T6">, o número de coeficientes sazonais autorregressivos multiplicativos; </text:span><text:span text:style-name="T4">Q</text:span><text:span text:style-name="T6">, o número de coeficientes sazonais de médias móveis multiplicativos; </text:span><text:span text:style-name="T4">D</text:span><text:span text:style-name="T6">, o número de diferenciações sazonais; e </text:span><text:span text:style-name="T4">s </text:span><text:span text:style-name="T6">é o período sazonal. Por exemplo, um modelo </text:span><text:span text:style-name="T15">SARIMA (0,1,1)(0,1,1)</text:span><text:span text:style-name="T17">12 </text:span><text:span text:style-name="T6">é dado pela seguinte equação: </text:span></text:p>
      <text:p text:style-name="Text_20_body"><text:span text:style-name="T18">12 </text:span><text:span text:style-name="T13">∆</text:span><text:span text:style-name="T19">12</text:span><text:span text:style-name="T13">∆</text:span><text:span text:style-name="T14">Y</text:span><text:span text:style-name="T16">t</text:span><text:span text:style-name="T14">=μ+</text:span><text:span text:style-name="T13">∅</text:span><text:span text:style-name="T16">Q</text:span><text:span text:style-name="T14">(</text:span><text:span text:style-name="T13">𝐿 </text:span><text:span text:style-name="T14">)θ(L)ε</text:span><text:span text:style-name="T16">t </text:span></text:p>
      <text:p text:style-name="Text_20_body">𝑝𝑞<text:span text:style-name="T12"><text:line-break/></text:span><text:span text:style-name="T6">Onde</text:span>∅<text:span text:style-name="T11">(𝐿)=1− ∅</text:span><text:span text:style-name="T12">1</text:span>𝐿−⋯− ∅𝑝𝐿 <text:span text:style-name="T6">e</text:span>𝜃<text:span text:style-name="T11">(𝐿)= 1+ 𝜃</text:span><text:span text:style-name="T12">1</text:span>𝐿<text:span text:style-name="T11">+⋯+ 𝜃</text:span>𝑞𝐿 <text:span text:style-name="T6">,sendo</text:span><text:span text:style-name="T4">L</text:span><text:span text:style-name="T6">ooperadorde </text:span></text:p>
      <text:p text:style-name="Text_20_body"><text:span text:style-name="T4">lag </text:span>𝐿𝑌 <text:span text:style-name="T11">= 𝑌 </text:span><text:span text:style-name="T6">e </text:span>𝑡 𝑡−<text:span text:style-name="T12">1 </text:span></text:p>
      <text:p text:style-name="Text_20_body"><text:span text:style-name="T20">ε</text:span><text:span text:style-name="T18">t </text:span><text:span text:style-name="T14">o termo de erro assumido como variável aleatória independente </text:span></text:p>
      <text:p text:style-name="P14">identicamente distribuída e retirada de uma amostra com distribuição de média zero e variância </text:p>
      <text:p text:style-name="P14">constante. </text:p>
      <text:p text:style-name="P14">A estruturação estatística SARIMA para ajustar o modelo às vendas de óleo diesel de 1990 a </text:p>
      <text:p text:style-name="Text_20_body"><text:span text:style-name="T14">2020 no Rio Grande do Sul foi realizada por meio do </text:span><text:span text:style-name="T21">software </text:span><text:span text:style-name="T14">R e da abordagem Box-Jenkins. </text:span></text:p>
      <text:p text:style-name="P14">Para verificar a aderência do modelo, foram utilizados gráficos de função de autocorrelação e </text:p>
      <text:p text:style-name="P14">autocorrelação parcial dos resíduos. Estes servem para verificar se, após a especificação do </text:p>
      <text:p text:style-name="P14">modelo SARIMA, os resíduos são resultado de aleatoriedade, e não da omissão de um termo </text:p>
      <text:p text:style-name="P14">significativo na estrutura da série temporal. </text:p>
      <text:p text:style-name="P14"/>
      <text:p text:style-name="P10"><text:span text:style-name="T30">4</text:span>. <text:span text:style-name="T30">ESTIMAÇÃO E RESULTADOS</text:span></text:p>
      <text:p text:style-name="P12">Apresentação dos procedimentos de estimação e interpretação dos resultados. Nesta seção os testes relevantes devem ser apresentados e interpretados com base em tabelas construídas pelo aluno.</text:p>
      <text:p text:style-name="P12">O resultados referem-se aos coeficientes estimados pelo aluno, que devem ser interpretados e confrontados com resultados de outros trabalhos similares encontrados na revisão de literatura.</text:p>
      <text:p text:style-name="P22"/>
      <text:p text:style-name="P22"/>
      <text:p text:style-name="P2"><text:span text:style-name="T25">A figura 2 mostra</text:span> a série temporal das vendas de óleo diesel no estado com diferenciação; a partir dela, é possível verificar a existência de maiores volumes comercializados nos meses de março e outubro, corroborando a relação já citada entre comercialização de combustíveis e os ciclos das culturas agrícolas. Isso torna necessário incluir o componente sazonal no modelo ARIMA, de modo a capturar a elevação das vendas nos períodos de intensificação do uso de óleo diesel. </text:p>
      <text:p text:style-name="P2"><text:soft-page-break/>Para obter evidências mais robustas da sazonalidade da série, estimou-se uma regressão linear entre os logaritmos dos dados de venda de diesel (variável dependente) e de área plantada total (variável independente) por município em 2019, que teve como resultado a <text:span text:style-name="T27">tabela 1</text:span>. O p-valor da estimação, que é a probabilidade de se obter valores tão extremos quanto os da amostra dada a hipótese nula de aleatoriedade como verdadeira, se mostrou significativo, indicando a possibilidade de existir de fato uma relação entre a extensão da agricultura de um município e a sua utilização de óleo diesel. </text:p>
      <text:p text:style-name="P2">A fim de estimar o modelo que melhor traduz a série temporal em questão, analisaram-se as funções de autocorrelação, para obter a ordem do componente MA, e de autocorrelação parcial, para obter a ordem do componente AR, da série diferenciada por meio dos seus respectivos gráficos, expostos na <text:span text:style-name="T27">figura 3</text:span>. Os resultados indicam um modelo MA de ordem 3 e um AR de ordem 6; ainda há, no entanto, persistência de variáveis na função de autocorrelação. Isso pode ser explicado majoritariamente pela sazonalidade da série, que será incorporada no modelo ARIMA. A ordem dos componentes sazonais que melhor se ajustou aos valores observados foram P = 1 e Q = 1, ou seja, um coeficiente sazonal multiplicativo autorregressivo e um coeficiente sazonal de médias móveis multiplicativo. </text:p>
      <text:p text:style-name="Text_20_body"><text:span text:style-name="T6">Com essas informações, chega-se ao modelo ARIMA </text:span><text:span text:style-name="T11">(6,1,3) (1,1,1)</text:span><text:span text:style-name="T12">12</text:span><text:span text:style-name="T6">. A partir deste, nota-se a ausência de autocorrelação nos erros na </text:span><text:span text:style-name="T8">figura 4</text:span><text:span text:style-name="T6">, o que indica consistência na modelagem. É possível, de posse da identificação, estimar as vendas de óleo diesel no Rio Grande do Sul para o ano de 2021: 3,578 bilhões de litros, com 682 milhões de litros entre março e abril e 650 milhões entre novembro e outubro. </text:span></text:p>
      <text:p text:style-name="P21"/>
      <text:p text:style-name="P21">5. CONCLUSÃO</text:p>
      <text:p text:style-name="P23">Deve começar dizendo, de forma resumida, o que foi feito no trabalho. Os resultados devem ser apresentados de forma qualitativa e resumida, de preferência. Nesta seção, também podem ser listadas as dificuldades do trabalho, como também, sugestões para pesquisas futuras (opcional), nesta rodem.</text:p>
      <text:p text:style-name="P24"/>
      <text:p text:style-name="P17"><text:span text:style-name="T9">6.</text:span><text:span text:style-name="T6"> </text:span><text:span text:style-name="T10">BIBLIOGRAFIA</text:span></text:p>
      <text:p text:style-name="Text_20_body"><text:span text:style-name="T6">ANP (2021) </text:span><text:span text:style-name="T4">Anp </text:span>– <text:span text:style-name="T4">dados abertos. </text:span><text:span text:style-name="T6">Disponível em </text:span><text:span text:style-name="T22">https://www.gov.br/anp/pt-br/centrais-de- conteudo/dados-abertos/vendas-de-derivados-de-petroleo-e-biocombustiveis</text:span><text:span text:style-name="T6">. Acesso em: 20 Out 2021 </text:span></text:p>
      <text:p text:style-name="Text_20_body"><text:span text:style-name="T23">Box, G.; Jenkins, G. (2008) </text:span><text:span text:style-name="T24">Time Series Analysis: Forecasting and control</text:span><text:span text:style-name="T23">. 4th ed. New York: John Wiley &amp; Sons </text:span></text:p>
      <text:p text:style-name="Text_20_body"><text:span text:style-name="T23">Bueno, Rodrigo (2018) </text:span><text:span text:style-name="T24">Econometria de Séries Temporais</text:span><text:span text:style-name="T23">. 2a edição. São Paulo: Cengage Learning </text:span></text:p>
      <text:p text:style-name="Text_20_body"><text:span text:style-name="T23">Enders, Walter (2009) </text:span><text:span text:style-name="T24">Applied econometric time series</text:span><text:span text:style-name="T23">. 3rd ed. New York: Wiley </text:span></text:p>
      <text:p text:style-name="Standard"/>
      <text:p text:style-name="Standard"/>
      <text:p text:style-name="P1">e) Anexos, se houver. Aqui podem ser apresentados resultados e testes que não foram reportados no corpo do trabalho, por não serem essenciais à análise. Admite-se que se apresentem saídas do programa de econometria utilizado pelo alun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mbriaMath" svg:font-family="CambriaMath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NewRomanPS" svg:font-family="TimesNewRomanPS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0T09:27:17.273876586</meta:creation-date>
    <dc:date>2021-11-20T16:47:25.088129542</dc:date>
    <meta:editing-duration>PT1H45M39S</meta:editing-duration>
    <meta:editing-cycles>10</meta:editing-cycles>
    <meta:generator>LibreOffice/7.2.0.4$MacOSX_X86_64 LibreOffice_project/9a9c6381e3f7a62afc1329bd359cc48accb6435b</meta:generator>
    <meta:document-statistic meta:table-count="0" meta:image-count="0" meta:object-count="0" meta:page-count="4" meta:paragraph-count="47" meta:word-count="1550" meta:character-count="9728" meta:non-whitespace-character-count="8189"/>
  </office:meta>
</office:document-meta>
</file>